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style:text-position="super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/>
    </style:style>
  </office:automatic-styles>
  <office:body>
    <office:text>
      <text:p text:style-name="P1"><text:span text:style-name="T1">1. What are the list types of html?</text:span></text:p>
      <text:p text:style-name="P1"><text:span text:style-name="T1"/></text:p>
      <text:p text:style-name="P1"><text:span text:style-name="T2">a.</text:span><text:span text:style-name="T3">Definition list</text:span><text:span text:style-name="T4"/></text:p>
      <text:p text:style-name="P1"><text:span text:style-name="T4">b.<text:s/></text:span><text:span text:style-name="T5">ordered list</text:span><text:span text:style-name="T6"/></text:p>
      <text:p text:style-name="P1"><text:span text:style-name="T6">c.<text:s/></text:span><text:span text:style-name="T7">unordered list</text:span><text:span text:style-name="T8"/></text:p>
      <text:p text:style-name="P1"><text:span text:style-name="T9">d. none of above</text:span></text:p>
      <text:p text:style-name="P1"><text:span text:style-name="T9"/></text:p>
      <text:p text:style-name="P1"><text:span text:style-name="T10"/></text:p>
      <text:p text:style-name="P1"><text:span text:style-name="T11">2.<text:s text:c="2"/>For making up navigation and many other groups of links what is the most commonly used list type?</text:span></text:p>
      <text:p text:style-name="P1"><text:span text:style-name="T11"/></text:p>
      <text:p text:style-name="P2"><text:span text:style-name="T12">a. ordered list </text:span></text:p>
      <text:p text:style-name="P2"><text:span text:style-name="T12">b. definition list</text:span></text:p>
      <text:p text:style-name="P2"><text:span text:style-name="T13">c. unordered list</text:span></text:p>
      <text:p text:style-name="P2"><text:span text:style-name="T14">d. none of them</text:span></text:p>
      <text:p text:style-name="P3"><text:span text:style-name="T15"/></text:p>
      <text:p text:style-name="P3"><text:span text:style-name="T16"/></text:p>
      <text:p text:style-name="P3"><text:span text:style-name="T17">3. &lt;ol&gt; &lt;ol&gt; &lt;li&gt;<text:tab/>&lt;/li&gt;&lt;/ol&gt;&lt;/ol&gt; - what kind of list type it is?</text:span></text:p>
      <text:p text:style-name="P3"><text:span text:style-name="T17"/></text:p>
      <text:p text:style-name="P4"><text:span text:style-name="T18">a. ordered list</text:span></text:p>
      <text:p text:style-name="P4"><text:span text:style-name="T18">b. unordered list</text:span></text:p>
      <text:p text:style-name="P4"><text:span text:style-name="T18">c. a and b</text:span></text:p>
      <text:p text:style-name="P4"><text:span text:style-name="T19">d. Nested list</text:span><text:span text:style-name="T20"/></text:p>
      <text:p text:style-name="P5"><text:span text:style-name="T21"/></text:p>
      <text:p text:style-name="P5"><text:span text:style-name="T22"/></text:p>
      <text:p text:style-name="P5"><text:span text:style-name="T23">4. &lt;dd&gt;<text:tab/>&lt;/dd&gt; - what is meant by this element?</text:span></text:p>
      <text:p text:style-name="P5"><text:span text:style-name="T23"/></text:p>
      <text:p text:style-name="P6"><text:span text:style-name="T24">a. Detail description</text:span></text:p>
      <text:p text:style-name="P6"><text:span text:style-name="T24">b.<text:s/></text:span><text:span text:style-name="T25">Definition description</text:span><text:span text:style-name="T26"/></text:p>
      <text:p text:style-name="P6"><text:span text:style-name="T26">c. Dominant description</text:span></text:p>
      <text:p text:style-name="P6"><text:span text:style-name="T26">d. Defining description</text:span></text:p>
      <text:p text:style-name="P7"><text:span text:style-name="T27"/></text:p>
      <text:p text:style-name="P7"><text:span text:style-name="T27"><text:s/></text:span></text:p>
      <text:p text:style-name="P7"><text:span text:style-name="T27">5. dt may contain ------ content only, while a dd may contain -------- content.</text:span></text:p>
      <text:p text:style-name="P7"><text:span text:style-name="T27"/></text:p>
      <text:p text:style-name="P8"><text:span text:style-name="T28">a. Inline, block-level </text:span></text:p>
      <text:p text:style-name="P8"><text:span text:style-name="T29">b. block-level, inline</text:span></text:p>
      <text:p text:style-name="P8"><text:span text:style-name="T29">c.<text:s text:c="2"/>inline, inline</text:span></text:p>
      <text:p text:style-name="P8"><text:span text:style-name="T29">d. block-level, inline</text:span></text:p>
      <text:p text:style-name="P9"><text:span text:style-name="T30"/></text:p>
      <text:p text:style-name="P9"><text:span text:style-name="T31"/></text:p>
      <text:p text:style-name="P9"><text:span text:style-name="T32">6. How many dt and dd group can be contained within a dl?</text:span></text:p>
      <text:p text:style-name="P9"><text:span text:style-name="T32"/></text:p>
      <text:p text:style-name="P10"><text:span text:style-name="T33">a. single</text:span></text:p>
      <text:p text:style-name="P10"><text:span text:style-name="T33">b. double</text:span></text:p>
      <text:p text:style-name="P10"><text:span text:style-name="T33">c. a and b</text:span></text:p>
      <text:p text:style-name="P10"><text:span text:style-name="T34">d. More than one</text:span></text:p>
      <text:p text:style-name="P11"><text:span text:style-name="T35"/></text:p>
      <text:p text:style-name="P11"><text:span text:style-name="T36"/></text:p>
      <text:p text:style-name="P11"><text:span text:style-name="T37">7. Purists argue what should be used only for defining terms line in a dictionary or glossary?</text:span></text:p>
      <text:p text:style-name="P11"><text:span text:style-name="T37"/></text:p>
      <text:p text:style-name="P12"><text:span text:style-name="T38">a. Dt</text:span></text:p>
      <text:p text:style-name="P12"><text:span text:style-name="T38">b. Ul</text:span></text:p>
      <text:p text:style-name="P12"><text:span text:style-name="T39">c. Dl</text:span><text:span text:style-name="T40"/></text:p>
      <text:p text:style-name="P12"><text:span text:style-name="T40">d. all of the above</text:span></text:p>
      <text:p text:style-name="P13"><text:span text:style-name="T41"/></text:p>
      <text:p text:style-name="P13"><text:span text:style-name="T42">8. In which version of HTML dl<text:s text:c="2"/>is not defined so strictly?</text:span></text:p>
      <text:p text:style-name="P14"><text:span text:style-name="T42"/></text:p>
      <text:p text:style-name="P14"><text:span text:style-name="T43">a. HTML4</text:span><text:span text:style-name="T44"/></text:p>
      <text:p text:style-name="P14"><text:span text:style-name="T44">b. HTML5</text:span></text:p>
      <text:p text:style-name="P14"><text:span text:style-name="T44">c. XHTML</text:span></text:p>
      <text:p text:style-name="P14"><text:span text:style-name="T44">d. none of the above</text:span></text:p>
      <text:p text:style-name="P15"><text:span text:style-name="T45"/></text:p>
      <text:p text:style-name="P15"><text:span text:style-name="T46">9. Which is best fitted for term-description relationship?</text:span></text:p>
      <text:p text:style-name="P15"><text:span text:style-name="T46"/></text:p>
      <text:p text:style-name="P16"><text:span text:style-name="T47">a. Ul</text:span></text:p>
      <text:p text:style-name="P16"><text:span text:style-name="T47">b. Ol</text:span></text:p>
      <text:p text:style-name="P16"><text:span text:style-name="T48">c. Dl</text:span><text:span text:style-name="T49"/></text:p>
      <text:p text:style-name="P16"><text:span text:style-name="T49">d. None of the above</text:span></text:p>
      <text:p text:style-name="P17"><text:span text:style-name="T50"/></text:p>
      <text:p text:style-name="P17"><text:span text:style-name="T51">10. What are questionable in HTML5?</text:span></text:p>
      <text:p text:style-name="P17"><text:span text:style-name="T51">b span.</text:span></text:p>
      <text:p text:style-name="P18"><text:span text:style-name="T52">a.</text:span></text:p>
      <text:p text:style-name="P18"><text:span text:style-name="T52">b. </text:span></text:p>
      <text:p text:style-name="P18"><text:span text:style-name="T52">c. </text:span></text:p>
      <text:p text:style-name="P18"><text:span text:style-name="T52">d.</text:span></text:p>
      <text:p text:style-name="P19"><text:span text:style-name="T53"/></text:p>
      <text:p text:style-name="P19"><text:span text:style-name="T54">11. dt defines:</text:span></text:p>
      <text:p text:style-name="P19"><text:span text:style-name="T54">A definition list.</text:span></text:p>
      <text:p text:style-name="P20"><text:span text:style-name="T55">a.</text:span></text:p>
      <text:p text:style-name="P20"><text:span text:style-name="T55">b. </text:span></text:p>
      <text:p text:style-name="P20"><text:span text:style-name="T55">c. </text:span></text:p>
      <text:p text:style-name="P20"><text:span text:style-name="T55">d.</text:span></text:p>
      <text:p text:style-name="P21"><text:span text:style-name="T56"/></text:p>
      <text:p text:style-name="P21"><text:span text:style-name="T57">12. dt may contain -------- content only.</text:span></text:p>
      <text:p text:style-name="P21"><text:span text:style-name="T57">Inline.</text:span></text:p>
      <text:p text:style-name="P22"><text:span text:style-name="T58">a.</text:span></text:p>
      <text:p text:style-name="P22"><text:span text:style-name="T58">b. </text:span></text:p>
      <text:p text:style-name="P22"><text:span text:style-name="T58">c. </text:span></text:p>
      <text:p text:style-name="P22"><text:span text:style-name="T58">d.</text:span></text:p>
      <text:p text:style-name="P23"><text:span text:style-name="T59"/></text:p>
      <text:p text:style-name="P23"><text:span text:style-name="T60">13. Using li element we can specify</text:span></text:p>
      <text:p text:style-name="P23"><text:span text:style-name="T60">unordered list<text:s text:c="2"/>ordered list.</text:span></text:p>
      <text:p text:style-name="P24"><text:span text:style-name="T61">a.</text:span></text:p>
      <text:p text:style-name="P24"><text:span text:style-name="T61">b. </text:span></text:p>
      <text:p text:style-name="P24"><text:span text:style-name="T61">c. </text:span></text:p>
      <text:p text:style-name="P24"><text:span text:style-name="T61">d.</text:span></text:p>
      <text:p text:style-name="P25"><text:span text:style-name="T62"/></text:p>
      <text:p text:style-name="P25"><text:span text:style-name="T63">14. Which is deprecated attributes in X/HTML?</text:span></text:p>
      <text:p text:style-name="P25"><text:span text:style-name="T63">Type value</text:span></text:p>
      <text:p text:style-name="P26"><text:span text:style-name="T64">a.</text:span></text:p>
      <text:p text:style-name="P26"><text:span text:style-name="T64">b. </text:span></text:p>
      <text:p text:style-name="P26"><text:span text:style-name="T64">c. </text:span></text:p>
      <text:p text:style-name="P26"><text:span text:style-name="T64">d.</text:span></text:p>
      <text:p text:style-name="P27"><text:span text:style-name="T65"/></text:p>
      <text:p text:style-name="P27"><text:span text:style-name="T66">15. menu element is included in ?</text:span></text:p>
      <text:p text:style-name="P27"><text:span text:style-name="T66">HTML5.</text:span></text:p>
      <text:p text:style-name="P28"><text:span text:style-name="T67">a.</text:span></text:p>
      <text:p text:style-name="P28"><text:span text:style-name="T67">b. </text:span></text:p>
      <text:p text:style-name="P28"><text:span text:style-name="T67">c. </text:span></text:p>
      <text:p text:style-name="P28"><text:span text:style-name="T67">d.</text:span></text:p>
      <text:p text:style-name="P29"><text:span text:style-name="T68"/></text:p>
      <text:p text:style-name="P29"><text:span text:style-name="T69">16. value = “number” is a valid attribute in HTML5 as long as?</text:span></text:p>
      <text:p text:style-name="P29"><text:span text:style-name="T69"><text:s/>Li is a child of an ol.</text:span></text:p>
      <text:p text:style-name="P30"><text:span text:style-name="T70">a.</text:span></text:p>
      <text:p text:style-name="P30"><text:span text:style-name="T70">b. </text:span></text:p>
      <text:p text:style-name="P30"><text:span text:style-name="T70">c. </text:span></text:p>
      <text:p text:style-name="P30"><text:span text:style-name="T70">d.</text:span></text:p>
      <text:p text:style-name="P31"><text:span text:style-name="T71"/></text:p>
      <text:p text:style-name="P31"><text:span text:style-name="T72">17. The value attribute contain:</text:span></text:p>
      <text:p text:style-name="P31"><text:span text:style-name="T72">only valid integer.</text:span></text:p>
      <text:p text:style-name="P32"><text:span text:style-name="T73">a.</text:span></text:p>
      <text:p text:style-name="P32"><text:span text:style-name="T73">b. </text:span></text:p>
      <text:p text:style-name="P32"><text:span text:style-name="T73">c. </text:span></text:p>
      <text:p text:style-name="P32"><text:span text:style-name="T73">d.</text:span></text:p>
      <text:p text:style-name="P33"><text:span text:style-name="T74"/></text:p>
      <text:p text:style-name="P33"><text:span text:style-name="T75">18. &lt;ol&gt;&lt;li value=”3”&gt;Delores Cardinal&lt;/li&gt;&lt;/ol&gt; what will be on output?</text:span></text:p>
      <text:p text:style-name="P33"><text:span text:style-name="T75">Whether there 3</text:span><text:span text:style-name="T76">rd</text:span><text:span text:style-name="T77"><text:s/>position is<text:s text:c="2"/>printed or not , Delores Cardinal will be printed on 3</text:span><text:span text:style-name="T78">rd</text:span><text:span text:style-name="T79"><text:s/>position.</text:span></text:p>
      <text:p text:style-name="P34"><text:span text:style-name="T80">a.</text:span></text:p>
      <text:p text:style-name="P34"><text:span text:style-name="T80">b. </text:span></text:p>
      <text:p text:style-name="P34"><text:span text:style-name="T80">c. </text:span></text:p>
      <text:p text:style-name="P34"><text:span text:style-name="T80">d.</text:span></text:p>
      <text:p text:style-name="P35"><text:span text:style-name="T81"/></text:p>
      <text:p text:style-name="P35"><text:span text:style-name="T82">19. list-style-type: upper roman is equivalent to :</text:span></text:p>
      <text:p text:style-name="P35"><text:span text:style-name="T82">&lt;ol&gt;&lt;li value=”3”&gt;Delores Cardinal&lt;/li&gt;&lt;/ol&gt; </text:span></text:p>
      <text:p text:style-name="P36"><text:span text:style-name="T83">a.</text:span></text:p>
      <text:p text:style-name="P36"><text:span text:style-name="T83">b. </text:span></text:p>
      <text:p text:style-name="P36"><text:span text:style-name="T83">c. </text:span></text:p>
      <text:p text:style-name="P36"><text:span text:style-name="T83">d.</text:span></text:p>
      <text:p text:style-name="P37"><text:span text:style-name="T84"/></text:p>
      <text:p text:style-name="P37"><text:span text:style-name="T85">20. Each list item is represented by a li element , which can contain :</text:span></text:p>
      <text:p text:style-name="P37"><text:span text:style-name="T85">block-level content inline content</text:span></text:p>
      <text:p text:style-name="P38"><text:span text:style-name="T86">a.</text:span></text:p>
      <text:p text:style-name="P38"><text:span text:style-name="T86">b. </text:span></text:p>
      <text:p text:style-name="P38"><text:span text:style-name="T86">c. </text:span></text:p>
      <text:p text:style-name="P38"><text:span text:style-name="T86">d.</text:span></text:p>
      <text:p text:style-name="P39"><text:span text:style-name="T87"/></text:p>
      <text:p text:style-name="P39"><text:span text:style-name="T88">21. We can control what type of maker appears with :</text:span></text:p>
      <text:p text:style-name="P39"><text:span text:style-name="T88">list-style-type</text:span></text:p>
      <text:p text:style-name="P40"><text:span text:style-name="T89">a.</text:span></text:p>
      <text:p text:style-name="P40"><text:span text:style-name="T89">b. </text:span></text:p>
      <text:p text:style-name="P40"><text:span text:style-name="T89">c. </text:span></text:p>
      <text:p text:style-name="P40"><text:span text:style-name="T89">d.</text:span></text:p>
      <text:p text:style-name="P41"><text:span text:style-name="T90"/></text:p>
      <text:p text:style-name="P41"><text:span text:style-name="T91">22. If the meaning of a list changes if it is shuffled the items around we should use:</text:span></text:p>
      <text:p text:style-name="P41"><text:span text:style-name="T91">ol</text:span></text:p>
      <text:p text:style-name="P42"><text:span text:style-name="T92">a.</text:span></text:p>
      <text:p text:style-name="P42"><text:span text:style-name="T92">b. </text:span></text:p>
      <text:p text:style-name="P42"><text:span text:style-name="T92">c. </text:span></text:p>
      <text:p text:style-name="P42"><text:span text:style-name="T92">d.</text:span></text:p>
      <text:p text:style-name="P43"><text:span text:style-name="T93"/></text:p>
      <text:p text:style-name="P43"><text:span text:style-name="T94">23. Which list is the proper choice for making up both breadcrumb and pagination navigation?</text:span></text:p>
      <text:p text:style-name="P43"><text:span text:style-name="T94">Ordered list-sty</text:span></text:p>
      <text:p text:style-name="P44"><text:span text:style-name="T95">a.</text:span></text:p>
      <text:p text:style-name="P44"><text:span text:style-name="T95">b. </text:span></text:p>
      <text:p text:style-name="P44"><text:span text:style-name="T95">c. </text:span></text:p>
      <text:p text:style-name="P44"><text:span text:style-name="T95">d.</text:span></text:p>
      <text:p text:style-name="P45"><text:span text:style-name="T96"/></text:p>
      <text:p text:style-name="P45"><text:span text:style-name="T97">24. Home &gt; Products &gt; Outdoors &gt; The Garden Weasel is an example of ?</text:span></text:p>
      <text:p text:style-name="P45"><text:span text:style-name="T97">Breadcrumb.</text:span></text:p>
      <text:p text:style-name="P46"><text:span text:style-name="T98">a.</text:span></text:p>
      <text:p text:style-name="P46"><text:span text:style-name="T98">b. </text:span></text:p>
      <text:p text:style-name="P46"><text:span text:style-name="T98">c. </text:span></text:p>
      <text:p text:style-name="P46"><text:span text:style-name="T98">d.</text:span></text:p>
      <text:p text:style-name="P47"><text:span text:style-name="T99"/></text:p>
      <text:p text:style-name="P47"><text:span text:style-name="T100">25. The horizontal list of mostly numeric links we used to see on e-commerce and news sites is an example of:</text:span></text:p>
      <text:p text:style-name="P47"><text:span text:style-name="T100">Pagination navigation</text:span></text:p>
      <text:p text:style-name="P48"><text:span text:style-name="T101">a.</text:span></text:p>
      <text:p text:style-name="P48"><text:span text:style-name="T101">b. </text:span></text:p>
      <text:p text:style-name="P48"><text:span text:style-name="T101">c. </text:span></text:p>
      <text:p text:style-name="P48"><text:span text:style-name="T101">d.</text:span></text:p>
      <text:p text:style-name="P49"><text:span text:style-name="T102"/></text:p>
      <text:p text:style-name="P49"><text:span text:style-name="T103">26. ol{list-style-type:none;} , what is the function of it?</text:span></text:p>
      <text:p text:style-name="P49"><text:span text:style-name="T103">Turn off the markers in CSS.</text:span></text:p>
      <text:p text:style-name="P50"><text:span text:style-name="T104">a.</text:span></text:p>
      <text:p text:style-name="P50"><text:span text:style-name="T104">b. </text:span></text:p>
      <text:p text:style-name="P50"><text:span text:style-name="T104">c. </text:span></text:p>
      <text:p text:style-name="P50"><text:span text:style-name="T104">d.</text:span></text:p>
      <text:p text:style-name="P51"><text:span text:style-name="T105"/></text:p>
      <text:p text:style-name="P51"><text:span text:style-name="T106">27. &lt;ol start=”5”&gt; &lt;li&gt;<text:tab/><text:tab/>&lt;/li&gt;&lt;/ol&gt; defines what?</text:span></text:p>
      <text:p text:style-name="P51"><text:span text:style-name="T106">Ordered list will start from 5.</text:span></text:p>
      <text:p text:style-name="P52"><text:span text:style-name="T107">a.</text:span></text:p>
      <text:p text:style-name="P52"><text:span text:style-name="T107">b. </text:span></text:p>
      <text:p text:style-name="P52"><text:span text:style-name="T107">c. </text:span></text:p>
      <text:p text:style-name="P52"><text:span text:style-name="T107">d.</text:span></text:p>
      <text:p text:style-name="P53"><text:span text:style-name="T108"/></text:p>
      <text:p text:style-name="P53"><text:span text:style-name="T109">28. &lt;ol start=”reversed”&gt; &lt;li&gt;<text:tab/><text:tab/>&lt;/li&gt;&lt;/ol&gt; defines what?</text:span></text:p>
      <text:p text:style-name="P53"><text:span text:style-name="T109">Ordered list will start reversely. </text:span></text:p>
      <text:p text:style-name="P54"><text:span text:style-name="T110">a.</text:span></text:p>
      <text:p text:style-name="P54"><text:span text:style-name="T110">b. </text:span></text:p>
      <text:p text:style-name="P54"><text:span text:style-name="T110">c. </text:span></text:p>
      <text:p text:style-name="P54"><text:span text:style-name="T110">d.</text:span></text:p>
      <text:p text:style-name="P55"><text:span text:style-name="T111"/></text:p>
      <text:p text:style-name="P55"><text:span text:style-name="T112">29. ul{list-style:decimal;} , what is the function of it?</text:span></text:p>
      <text:p text:style-name="P55"><text:span text:style-name="T112">Make sequential numbers appear as list item markers.</text:span></text:p>
      <text:p text:style-name="P56"><text:span text:style-name="T113">a.</text:span></text:p>
      <text:p text:style-name="P56"><text:span text:style-name="T113">b. </text:span></text:p>
      <text:p text:style-name="P56"><text:span text:style-name="T113">c. </text:span></text:p>
      <text:p text:style-name="P56"><text:span text:style-name="T113">d.</text:span></text:p>
      <text:p text:style-name="P57"><text:span text:style-name="T1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